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Listenabsatz" style:list-style-name="LFO1" style:family="paragraph">
      <style:text-properties fo:language="en" fo:country="GB"/>
    </style:style>
    <style:style style:name="P6" style:parent-style-name="Listenabsatz" style:list-style-name="LFO1" style:family="paragraph">
      <style:text-properties fo:language="en" fo:country="GB"/>
    </style:style>
    <style:style style:name="P7" style:parent-style-name="Listenabsatz" style:list-style-name="LFO1" style:family="paragraph">
      <style:text-properties fo:language="en" fo:country="GB"/>
    </style:style>
    <style:style style:name="P8" style:parent-style-name="Listenabsatz" style:list-style-name="LFO1" style:family="paragraph">
      <style:text-properties fo:language="en" fo:country="GB"/>
    </style:style>
    <style:style style:name="P9" style:parent-style-name="Listenabsatz" style:list-style-name="LFO1" style:family="paragraph">
      <style:text-properties fo:language="en" fo:country="GB"/>
    </style:style>
    <style:style style:name="P10" style:parent-style-name="Listenabsatz" style:list-style-name="LFO1" style:family="paragraph">
      <style:text-properties fo:language="en" fo:country="GB"/>
    </style:style>
    <style:style style:name="P11" style:parent-style-name="Listenabsatz" style:list-style-name="LFO1" style:family="paragraph">
      <style:text-properties fo:language="en" fo:country="GB"/>
    </style:style>
    <style:style style:name="P12" style:parent-style-name="Listenabsatz" style:list-style-name="LFO1" style:family="paragraph">
      <style:text-properties fo:language="en" fo:country="GB"/>
    </style:style>
    <style:style style:name="P13" style:parent-style-name="Listenabsatz" style:list-style-name="LFO1" style:family="paragraph">
      <style:text-properties fo:language="en" fo:country="GB"/>
    </style:style>
    <style:style style:name="P14" style:parent-style-name="Listenabsatz" style:list-style-name="LFO1" style:family="paragraph">
      <style:text-properties fo:language="en" fo:country="GB"/>
    </style:style>
    <style:style style:name="P15" style:parent-style-name="Listenabsatz" style:list-style-name="LFO1" style:family="paragraph">
      <style:text-properties fo:language="en" fo:country="GB"/>
    </style:style>
    <style:style style:name="P16" style:parent-style-name="Listenabsatz" style:list-style-name="LFO1"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Listenabsatz" style:family="paragraph">
      <style:text-properties fo:language="en" fo:country="GB"/>
    </style:style>
    <style:style style:name="P20" style:parent-style-name="Listenabsatz" style:list-style-name="LFO2" style:family="paragraph">
      <style:text-properties fo:language="en" fo:country="GB"/>
    </style:style>
    <style:style style:name="P21" style:parent-style-name="Listenabsatz" style:list-style-name="LFO2" style:family="paragraph">
      <style:text-properties fo:language="en" fo:country="GB"/>
    </style:style>
    <style:style style:name="P22" style:parent-style-name="Listenabsatz" style:list-style-name="LFO2" style:family="paragraph">
      <style:text-properties fo:language="en" fo:country="GB"/>
    </style:style>
    <style:style style:name="P23" style:parent-style-name="Listenabsatz" style:list-style-name="LFO2" style:family="paragraph">
      <style:text-properties fo:language="en" fo:country="GB"/>
    </style:style>
    <style:style style:name="P24" style:parent-style-name="Listenabsatz" style:list-style-name="LFO2" style:family="paragraph">
      <style:text-properties fo:language="en" fo:country="GB"/>
    </style:style>
    <style:style style:name="P25" style:parent-style-name="Listenabsatz" style:list-style-name="LFO2" style:family="paragraph">
      <style:text-properties fo:language="en" fo:country="GB"/>
    </style:style>
    <style:style style:name="P26" style:parent-style-name="Listenabsatz" style:list-style-name="LFO2" style:family="paragraph">
      <style:text-properties fo:language="en" fo:country="GB"/>
    </style:style>
    <style:style style:name="P27" style:parent-style-name="Listenabsatz" style:list-style-name="LFO2" style:family="paragraph"/>
    <style:style style:name="P28" style:parent-style-name="Listenabsatz" style:list-style-name="LFO2" style:family="paragraph">
      <style:text-properties fo:language="en" fo:country="GB"/>
    </style:style>
    <style:style style:name="P29" style:parent-style-name="Listenabsatz" style:list-style-name="LFO2" style:family="paragraph">
      <style:text-properties fo:language="en" fo:country="GB"/>
    </style:style>
    <style:style style:name="P30" style:parent-style-name="Standard" style:family="paragraph">
      <style:text-properties fo:language="en" fo:country="GB"/>
    </style:style>
    <style:style style:name="P31" style:parent-style-name="Listenabsatz" style:family="paragraph">
      <style:text-properties fo:language="en" fo:country="GB"/>
    </style:style>
    <style:style style:name="P32" style:parent-style-name="Listenabsatz" style:list-style-name="LFO3" style:family="paragraph">
      <style:text-properties fo:language="en" fo:country="GB"/>
    </style:style>
    <style:style style:name="P33" style:parent-style-name="Listenabsatz" style:list-style-name="LFO3" style:family="paragraph"/>
    <style:style style:name="T34" style:parent-style-name="Absatz-Standardschriftart" style:family="text">
      <style:text-properties fo:language="en" fo:country="GB"/>
    </style:style>
    <style:style style:name="P35" style:parent-style-name="Listenabsatz" style:list-style-name="LFO3" style:family="paragraph"/>
    <style:style style:name="P36" style:parent-style-name="Listenabsatz" style:list-style-name="LFO3"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Listenabsatz" style:family="paragraph">
      <style:text-properties fo:language="en" fo:country="GB"/>
    </style:style>
    <style:style style:name="P40" style:parent-style-name="Listenabsatz" style:list-style-name="LFO2" style:family="paragraph"/>
    <style:style style:name="T41" style:parent-style-name="Absatz-Standardschriftart" style:family="text">
      <style:text-properties fo:language="en" fo:country="GB"/>
    </style:style>
    <style:style style:name="P42" style:parent-style-name="Listenabsatz" style:list-style-name="LFO2" style:family="paragraph">
      <style:text-properties fo:language="en" fo:country="GB"/>
    </style:style>
    <style:style style:name="P43" style:parent-style-name="Listenabsatz" style:list-style-name="LFO2" style:family="paragraph"/>
    <style:style style:name="P44" style:parent-style-name="Listenabsatz" style:list-style-name="LFO2" style:family="paragraph">
      <style:text-properties fo:language="en" fo:country="GB"/>
    </style:style>
    <style:style style:name="P45" style:parent-style-name="Listenabsatz" style:list-style-name="LFO2"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Listenabsatz" style:family="paragraph">
      <style:text-properties fo:language="en" fo:country="GB"/>
    </style:style>
    <style:style style:name="P49" style:parent-style-name="Listenabsatz" style:list-style-name="LFO2" style:family="paragraph">
      <style:text-properties fo:language="en" fo:country="GB"/>
    </style:style>
    <style:style style:name="P50" style:parent-style-name="Listenabsatz" style:list-style-name="LFO2" style:family="paragraph">
      <style:text-properties fo:language="en" fo:country="GB"/>
    </style:style>
    <style:style style:name="P51" style:parent-style-name="Listenabsatz" style:list-style-name="LFO2" style:family="paragraph">
      <style:text-properties fo:language="en" fo:country="GB"/>
    </style:style>
    <style:style style:name="P52" style:parent-style-name="Listenabsatz" style:list-style-name="LFO2" style:family="paragraph">
      <style:text-properties fo:language="en" fo:country="GB"/>
    </style:style>
    <style:style style:name="P53" style:parent-style-name="Listenabsatz" style:list-style-name="LFO2" style:family="paragraph">
      <style:text-properties fo:language="en" fo:country="GB"/>
    </style:style>
    <style:style style:name="P54" style:parent-style-name="Standard" style:family="paragraph">
      <style:text-properties fo:language="en" fo:country="GB"/>
    </style:style>
    <style:style style:name="P55" style:parent-style-name="Standard" style:family="paragraph">
      <style:text-properties fo:language="en" fo:country="GB"/>
    </style:style>
    <style:style style:name="P56" style:parent-style-name="Standard" style:family="paragraph">
      <style:text-properties fo:language="en" fo:country="GB"/>
    </style:style>
    <style:style style:name="P57" style:parent-style-name="Standard" style:family="paragraph">
      <style:text-properties fo:language="de" fo:country="CH"/>
    </style:style>
    <style:style style:name="P58" style:parent-style-name="Standard" style:family="paragraph">
      <style:text-properties fo:language="en" fo:country="GB"/>
    </style:style>
    <style:style style:name="P59" style:parent-style-name="Listenabsatz" style:list-style-name="LFO4" style:family="paragraph">
      <style:paragraph-properties fo:line-height="105%"/>
      <style:text-properties fo:language="en" fo:country="GB"/>
    </style:style>
    <style:style style:name="P60" style:parent-style-name="Listenabsatz" style:list-style-name="LFO4" style:family="paragraph">
      <style:paragraph-properties fo:line-height="105%"/>
      <style:text-properties fo:language="en" fo:country="GB"/>
    </style:style>
    <style:style style:name="P61" style:parent-style-name="Listenabsatz" style:list-style-name="LFO4" style:family="paragraph">
      <style:paragraph-properties fo:line-height="105%"/>
      <style:text-properties fo:language="en" fo:country="GB"/>
    </style:style>
    <style:style style:name="P62" style:parent-style-name="Listenabsatz" style:list-style-name="LFO4" style:family="paragraph">
      <style:paragraph-properties fo:line-height="105%"/>
      <style:text-properties fo:language="en" fo:country="GB"/>
    </style:style>
    <style:style style:name="P63" style:parent-style-name="Listenabsatz" style:family="paragraph">
      <style:text-properties fo:language="en" fo:country="GB"/>
    </style:style>
    <style:style style:name="P64" style:parent-style-name="Standard" style:family="paragraph">
      <style:text-properties fo:language="en" fo:country="GB"/>
    </style:style>
    <style:style style:name="P65" style:parent-style-name="Standard" style:family="paragraph">
      <style:text-properties fo:language="en" fo:country="GB"/>
    </style:style>
    <style:style style:name="P66" style:parent-style-name="Listenabsatz" style:family="paragraph">
      <style:text-properties fo:language="en" fo:country="GB"/>
    </style:style>
    <style:style style:name="P67" style:parent-style-name="Listenabsatz" style:family="paragraph">
      <style:text-properties fo:language="en" fo:country="GB"/>
    </style:style>
  </office:automatic-styles>
  <office:body>
    <office:text text:use-soft-page-breaks="true">
      <text:p text:style-name="P1">STM32L431CC Clock Configuration</text:p>
      <text:p text:style-name="P2">The clock configuration of Hypnos_V0 is described in individual sections for the main clocks. The system clock is driven by the PLL, which used the MSI as clock source. The MSI is configured to 4MHZ and<text:s/>auto calibrated by the LSE. The LSE provides the clock source for the RTC.<text:s/></text:p>
      <text:p text:style-name="P3">After leaving one of the low-power modes, the configuration of the MSI range is lost and set to the default value of 4MHz. So keeping this value for the whole configuration has the<text:s/>advantage that the MSI doesn’t need to be reconfigured after a reset.</text:p>
      <text:p text:style-name="P4">The following steps have to be taken for the whole clock configuration of the system to work:</text:p>
      <text:list text:style-name="LFO1" text:continue-numbering="true">
        <text:list-item>
          <text:p text:style-name="P5">Configure the RTC clock</text:p>
        </text:list-item>
        <text:list-item>
          <text:p text:style-name="P6">Configure the LSE</text:p>
        </text:list-item>
        <text:list-item>
          <text:p text:style-name="P7">Configure the MSI</text:p>
        </text:list-item>
        <text:list-item>
          <text:p text:style-name="P8">Enable power interface<text:s/>clock -&gt; SET PWREN bit in RCC_APB1ENR1 register</text:p>
        </text:list-item>
        <text:list-item>
          <text:p text:style-name="P9">Set voltage regulator range -&gt; Configure VOS bits in PWR_CR1 register</text:p>
        </text:list-item>
        <text:list-item>
          <text:p text:style-name="P10">Enable backup domain access -&gt; SET DBP bit IN PWR_CR1 register</text:p>
        </text:list-item>
        <text:list-item>
          <text:p text:style-name="P11">Disable flash prefetch buffer -&gt; Clear PRFTEN bit in FLASH_ACR register</text:p>
        </text:list-item>
        <text:list-item>
          <text:p text:style-name="P12">Enable flash instruction cache -&gt; Set ICEN bit in FLASH_ACR register</text:p>
        </text:list-item>
        <text:list-item>
          <text:p text:style-name="P13">Enable flash data cache -&gt; Set DCEN bit in FLASH_ACR register</text:p>
        </text:list-item>
        <text:list-item>
          <text:p text:style-name="P14">Configure Flash Latency -&gt; Set Latency bits in FLASH_ACR register</text:p>
        </text:list-item>
        <text:list-item>
          <text:p text:style-name="P15">Configure the PLL</text:p>
        </text:list-item>
        <text:list-item>
          <text:p text:style-name="P16">Configure the System Clock</text:p>
        </text:list-item>
      </text:list>
      <text:p text:style-name="P17"/>
      <text:p text:style-name="P18">PLL<text:s/>(Phase-locked loop) clock:</text:p>
      <text:p text:style-name="P19">The PLL is used to multiply the HSE, HSI or MSI output clock frequency and generate with these internal clock sources a much higher clock speed for the system.</text:p>
      <text:list text:style-name="LFO2" text:continue-numbering="true">
        <text:list-item>
          <text:p text:style-name="P20">Disable the PLL -&gt; Clear PLLON bit in RCC_CR register</text:p>
        </text:list-item>
        <text:list-item>
          <text:p text:style-name="P21">Wait until PLL<text:s/>is turned off -&gt; Wait until PLLRDY bit is cleared in RCC_CR register</text:p>
        </text:list-item>
        <text:list-item>
          <text:p text:style-name="P22">Define the clock source for the PLL -&gt; Configure PLLSRC bits in RCC_PLLCFGR register</text:p>
        </text:list-item>
        <text:list-item>
          <text:p text:style-name="P23">Set division factor for the input clock -&gt; Configure PLLM bits in RCC_PLLCFGR register</text:p>
        </text:list-item>
        <text:list-item>
          <text:p text:style-name="P24">Set the multiplication factor -&gt; Configure PLLN bits in RCC_PLLCFGR register</text:p>
        </text:list-item>
        <text:list-item>
          <text:p text:style-name="P25">Set division factor for output clock -&gt; Configure PLLR bits in RCC_PLLCFGR register</text:p>
        </text:list-item>
        <text:list-item>
          <text:p text:style-name="P26">Enable PLL again -&gt; Set PLLON bit in RCC_CR register</text:p>
        </text:list-item>
        <text:list-item>
          <text:p text:style-name="P27">Wait for PLL to be stable -&gt; Wait until PLLRDY flag is set in RCC_CR register</text:p>
        </text:list-item>
        <text:list-item>
          <text:p text:style-name="P28">Enable PLL output -&gt; Set PLLREN bit in RCC_PLLCFGR register</text:p>
        </text:list-item>
        <text:list-item>
          <text:p text:style-name="P29"/>
        </text:list-item>
      </text:list>
      <text:p text:style-name="P30">LSE (Low Speed External) Clock:</text:p>
      <text:p text:style-name="P31">The LSE is an external crystal. It provides the clock source for the RTC and keeps the System clock accurate by trimming the MSI.</text:p>
      <text:list text:style-name="LFO3" text:continue-numbering="true">
        <text:list-item>
          <text:p text:style-name="P32">Set crystal<text:s/>oscillator driving strength &gt; Program LSEDRV bits in RCC_BDCR register</text:p>
        </text:list-item>
        <text:list-item>
          <text:p text:style-name="P33">Turn LSE crystal on -&gt; SET LSEON bit in<text:s/><text:span text:style-name="T34">RCC_BDCR register</text:span></text:p>
        </text:list-item>
        <text:list-item>
          <text:p text:style-name="P35">Wait for LSE to be stable -&gt; Wait until LSERDY flag is set in RCC_BDCR register</text:p>
        </text:list-item>
        <text:list-item>
          <text:p text:style-name="P36">Activate clock security system (only after clock source has been selected for the RTC) -&gt; SET LSECSSON bit in RCC_BDCR register</text:p>
        </text:list-item>
      </text:list>
      <text:p text:style-name="P37"/>
      <text:p text:style-name="P38">MSI (Multi Speed Internal) clock:</text:p>
      <text:p text:style-name="P39">The MSI is used as system clock after restart from reset, wakeup, standby and shutdown low- power modes. It is set to the default value of 4MHz.</text:p>
      <text:list text:style-name="LFO2" text:continue-numbering="true">
        <text:list-item>
          <text:p text:style-name="P40"><text:span text:style-name="T41">Change range with<text:s/></text:span><text:span text:style-name="fontstyle01">MSIRANGE[3:0] bits in RCC_CR register (keep at reset value)</text:span></text:p>
        </text:list-item>
        <text:list-item>
          <text:p text:style-name="P42">Turn on the MSI -&gt; SET MSION in RCC_CR register</text:p>
        </text:list-item>
        <text:list-item>
          <text:p text:style-name="P43">Wait for MSI to be stable -&gt; Wait until MSIRDY flag is set in RCC_CR register</text:p>
        </text:list-item>
        <text:list-item>
          <text:p text:style-name="P44">Enable auto calibration by LSE<text:s/>(PLL-mode) -&gt; Set MSIPLLEN bit in RCC_CR register</text:p>
        </text:list-item>
        <text:list-item>
          <text:p text:style-name="P45"/>
        </text:list-item>
      </text:list>
      <text:p text:style-name="P46"/>
      <text:p text:style-name="P47">SYSCLK (System clock):</text:p>
      <text:p text:style-name="P48">The SYSCLK is the one, which drives the whole system. Different sources can be used. In this case, to allow auto calibration of the MSI, the PLL is used as source for the<text:s/>system clock.</text:p>
      <text:list text:style-name="LFO2" text:continue-numbering="true">
        <text:list-item>
          <text:p text:style-name="P49">Configure AHB prescaler -&gt; Configure HPRE bits in RCC_CFGR register</text:p>
        </text:list-item>
        <text:list-item>
          <text:p text:style-name="P50">Configure APB1 prescaler -&gt; Configure PPRE1 bits in RCC_CFGR register</text:p>
        </text:list-item>
        <text:list-item>
          <text:p text:style-name="P51">Configure APB2 prescaler -&gt; Configure PPRE2 bits in RCC_CFGR register</text:p>
        </text:list-item>
        <text:list-item>
          <text:p text:style-name="P52">Select the system clock source -&gt;<text:s/>Configure SW bits in <text:s/>RCC_CFGR register</text:p>
        </text:list-item>
        <text:list-item>
          <text:p text:style-name="P53">Confirm status of clock source -&gt; Wait until corresponding SWS bits are set in RCC_CFGR register</text:p>
        </text:list-item>
      </text:list>
      <text:p text:style-name="P54"/>
      <text:p text:style-name="P55"/>
      <text:p text:style-name="P56"/>
      <text:p text:style-name="P57"/>
      <text:p text:style-name="P58">RTC Clock:</text:p>
      <text:list text:style-name="LFO4" text:continue-numbering="true">
        <text:list-item>
          <text:p text:style-name="P59">Select LSE as clock source -&gt; RTCSCEL = 01 in RCC_BDCR register</text:p>
        </text:list-item>
        <text:list-item>
          <text:p text:style-name="P60">Configure prescaler with 1Hz RTC clock -&gt; PREDIV_A = 127 &amp; PREDIV_S = 255</text:p>
        </text:list-item>
        <text:list-item>
          <text:p text:style-name="P61">Enable RTC clock -&gt; Set RTCEN bit in RCC_BDCR register</text:p>
        </text:list-item>
        <text:list-item>
          <text:p text:style-name="P62"/>
        </text:list-item>
      </text:list>
      <text:p text:style-name="P63">Any changes in the backup domain register require a software reset by setting the BDRST bit in RCC_BDCR register<text:s/></text:p>
      <text:p text:style-name="P64"/>
      <text:p text:style-name="P65">https://www.youtube.com/watch?v=GJ_LFAlOlSk</text:p>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line-height="100%" fo:margin-left="0.5in">
        <style:tab-stops/>
      </style:paragraph-properties>
      <style:text-properties fo:hyphenate="false"/>
    </style:style>
    <style:style style:name="fontstyle01" style:display-name="fontstyle01" style:family="text" style:parent-style-name="Absatz-Standardschriftart">
      <style:text-properties style:font-name="Arial" style:font-name-complex="Arial" fo:font-weight="normal" style:font-weight-asian="normal" style:font-weight-complex="normal" fo:font-style="normal" style:font-style-asian="normal" style:font-style-complex="normal"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MAR. Rouge</meta:initial-creator>
    <dc:creator>Marco Rouge</dc:creator>
    <meta:creation-date>2020-10-28T09:53:00Z</meta:creation-date>
    <dc:date>2020-11-14T16:05:00Z</dc:date>
    <meta:template xlink:href="Normal" xlink:type="simple"/>
    <meta:editing-cycles>9</meta:editing-cycles>
    <meta:editing-duration>PT0S</meta:editing-duration>
    <meta:document-statistic meta:page-count="3" meta:paragraph-count="8" meta:word-count="551" meta:character-count="4016" meta:row-count="28" meta:non-whitespace-character-count="3473"/>
  </office:meta>
</office:document-meta>
</file>